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fo:color="#ff0000"/>
    </style:style>
    <style:style style:name="ce6" style:family="table-cell" style:parent-style-name="Default">
      <style:table-cell-properties fo:border="0.002cm solid #000000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5.7">
            <text:p>5,7</text:p>
          </table:table-cell>
          <table:table-cell office:value-type="float" office:value="2.8">
            <text:p>2,8</text:p>
          </table:table-cell>
          <table:table-cell table:formula="of:=[.B3]-[.C3]" office:value-type="float" office:value="2.9">
            <text:p>2,9</text:p>
          </table:table-cell>
          <table:table-cell table:formula="of:=[.D3]/[.$D$15]*100" office:value-type="float" office:value="0.963711285391466">
            <text:p>0,96</text:p>
          </table:table-cell>
          <table:table-cell table:formula="of:=[.D15]-[.D3]" office:value-type="float" office:value="298.02">
            <text:p>298,02</text:p>
          </table:table-cell>
          <table:table-cell table:formula="of:=[.F3]/[.$D$15]*100" office:value-type="float" office:value="99.0362887146086">
            <text:p>99,04</text:p>
          </table:table-cell>
          <table:table-cell/>
          <table:table-cell office:value-type="float" office:value="710">
            <text:p>710</text:p>
          </table:table-cell>
          <table:table-cell table:formula="of:=[.G3]" office:value-type="float" office:value="99.0362887146086">
            <text:p>99,04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7.6">
            <text:p>17,6</text:p>
          </table:table-cell>
          <table:table-cell office:value-type="float" office:value="2.72">
            <text:p>2,72</text:p>
          </table:table-cell>
          <table:table-cell table:formula="of:=[.B4]-[.C4]" office:value-type="float" office:value="14.88">
            <text:p>14,88</text:p>
          </table:table-cell>
          <table:table-cell table:formula="of:=[.D4]/[.$D$15]*100" office:value-type="float" office:value="4.94483583676725">
            <text:p>4,94</text:p>
          </table:table-cell>
          <table:table-cell table:formula="of:=[.F3]-[.D4]" office:value-type="float" office:value="283.14">
            <text:p>283,14</text:p>
          </table:table-cell>
          <table:table-cell table:formula="of:=[.F4]/[.$D$15]*100" office:value-type="float" office:value="94.0914528778413">
            <text:p>94,09</text:p>
          </table:table-cell>
          <table:table-cell/>
          <table:table-cell office:value-type="float" office:value="600">
            <text:p>600</text:p>
          </table:table-cell>
          <table:table-cell table:formula="of:=[.G4]" office:value-type="float" office:value="94.0914528778413">
            <text:p>94,09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2.1">
            <text:p>42,1</text:p>
          </table:table-cell>
          <table:table-cell office:value-type="float" office:value="2.9">
            <text:p>2,9</text:p>
          </table:table-cell>
          <table:table-cell table:formula="of:=[.B5]-[.C5]" office:value-type="float" office:value="39.2">
            <text:p>39,2</text:p>
          </table:table-cell>
          <table:table-cell table:formula="of:=[.D5]/[.$D$15]*100" office:value-type="float" office:value="13.0267180646019">
            <text:p>13,03</text:p>
          </table:table-cell>
          <table:table-cell table:formula="of:=[.F4]-[.D5]" office:value-type="float" office:value="243.94">
            <text:p>243,94</text:p>
          </table:table-cell>
          <table:table-cell table:formula="of:=[.F5]/[.$D$15]*100" office:value-type="float" office:value="81.0647348132394">
            <text:p>81,06</text:p>
          </table:table-cell>
          <table:table-cell/>
          <table:table-cell office:value-type="float" office:value="500">
            <text:p>500</text:p>
          </table:table-cell>
          <table:table-cell table:formula="of:=[.G5]" office:value-type="float" office:value="81.0647348132394">
            <text:p>81,06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8">
            <text:p>98</text:p>
          </table:table-cell>
          <table:table-cell office:value-type="float" office:value="2.79">
            <text:p>2,79</text:p>
          </table:table-cell>
          <table:table-cell table:formula="of:=[.B6]-[.C6]" office:value-type="float" office:value="95.21">
            <text:p>95,21</text:p>
          </table:table-cell>
          <table:table-cell table:formula="of:=[.D6]/[.$D$15]*100" office:value-type="float" office:value="31.6396384421109">
            <text:p>31,64</text:p>
          </table:table-cell>
          <table:table-cell table:formula="of:=[.F5]-[.D6]" office:value-type="float" office:value="148.73">
            <text:p>148,73</text:p>
          </table:table-cell>
          <table:table-cell table:formula="of:=[.F6]/[.$D$15]*100" office:value-type="float" office:value="49.4250963711286">
            <text:p>49,43</text:p>
          </table:table-cell>
          <table:table-cell/>
          <table:table-cell office:value-type="float" office:value="355">
            <text:p>355</text:p>
          </table:table-cell>
          <table:table-cell table:formula="of:=[.G6]" office:value-type="float" office:value="49.4250963711286">
            <text:p>49,43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8.9">
            <text:p>38,9</text:p>
          </table:table-cell>
          <table:table-cell office:value-type="float" office:value="2.7">
            <text:p>2,7</text:p>
          </table:table-cell>
          <table:table-cell table:formula="of:=[.B7]-[.C7]" office:value-type="float" office:value="36.2">
            <text:p>36,2</text:p>
          </table:table-cell>
          <table:table-cell table:formula="of:=[.D7]/[.$D$15]*100" office:value-type="float" office:value="12.0297753555762">
            <text:p>12,03</text:p>
          </table:table-cell>
          <table:table-cell table:formula="of:=[.F6]-[.D7]" office:value-type="float" office:value="112.53">
            <text:p>112,53</text:p>
          </table:table-cell>
          <table:table-cell table:formula="of:=[.F7]/[.$D$15]*100" office:value-type="float" office:value="37.3953210155523">
            <text:p>37,4</text:p>
          </table:table-cell>
          <table:table-cell/>
          <table:table-cell office:value-type="float" office:value="300">
            <text:p>300</text:p>
          </table:table-cell>
          <table:table-cell table:formula="of:=[.G7]" office:value-type="float" office:value="37.3953210155523">
            <text:p>37,4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8">
            <text:p>28</text:p>
          </table:table-cell>
          <table:table-cell office:value-type="float" office:value="2.72">
            <text:p>2,72</text:p>
          </table:table-cell>
          <table:table-cell table:formula="of:=[.B8]-[.C8]" office:value-type="float" office:value="25.28">
            <text:p>25,28</text:p>
          </table:table-cell>
          <table:table-cell table:formula="of:=[.D8]/[.$D$15]*100" office:value-type="float" office:value="8.40090389472285">
            <text:p>8,4</text:p>
          </table:table-cell>
          <table:table-cell table:formula="of:=[.F7]-[.D8]" office:value-type="float" office:value="87.25">
            <text:p>87,25</text:p>
          </table:table-cell>
          <table:table-cell table:formula="of:=[.F8]/[.$D$15]*100" office:value-type="float" office:value="28.9944171208295">
            <text:p>28,99</text:p>
          </table:table-cell>
          <table:table-cell/>
          <table:table-cell office:value-type="float" office:value="250">
            <text:p>250</text:p>
          </table:table-cell>
          <table:table-cell table:formula="of:=[.G8]" office:value-type="float" office:value="28.9944171208295">
            <text:p>28,99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2.5">
            <text:p>12,5</text:p>
          </table:table-cell>
          <table:table-cell office:value-type="float" office:value="2.64">
            <text:p>2,64</text:p>
          </table:table-cell>
          <table:table-cell table:formula="of:=[.B9]-[.C9]" office:value-type="float" office:value="9.86">
            <text:p>9,86</text:p>
          </table:table-cell>
          <table:table-cell table:formula="of:=[.D9]/[.$D$15]*100" office:value-type="float" office:value="3.27661837033098">
            <text:p>3,28</text:p>
          </table:table-cell>
          <table:table-cell table:formula="of:=[.F8]-[.D9]" office:value-type="float" office:value="77.39">
            <text:p>77,39</text:p>
          </table:table-cell>
          <table:table-cell table:formula="of:=[.F9]/[.$D$15]*100" office:value-type="float" office:value="25.7177987504985">
            <text:p>25,72</text:p>
          </table:table-cell>
          <table:table-cell/>
          <table:table-cell office:value-type="float" office:value="212">
            <text:p>212</text:p>
          </table:table-cell>
          <table:table-cell table:formula="of:=[.G9]" office:value-type="float" office:value="25.7177987504985">
            <text:p>25,72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.2">
            <text:p>17,2</text:p>
          </table:table-cell>
          <table:table-cell office:value-type="float" office:value="2.88">
            <text:p>2,88</text:p>
          </table:table-cell>
          <table:table-cell table:formula="of:=[.B10]-[.C10]" office:value-type="float" office:value="14.32">
            <text:p>14,32</text:p>
          </table:table-cell>
          <table:table-cell table:formula="of:=[.D10]/[.$D$15]*100" office:value-type="float" office:value="4.75873986441579">
            <text:p>4,76</text:p>
          </table:table-cell>
          <table:table-cell table:formula="of:=[.F9]-[.D10]" office:value-type="float" office:value="63.07">
            <text:p>63,07</text:p>
          </table:table-cell>
          <table:table-cell table:formula="of:=[.F10]/[.$D$15]*100" office:value-type="float" office:value="20.9590588860827">
            <text:p>20,96</text:p>
          </table:table-cell>
          <table:table-cell/>
          <table:table-cell office:value-type="float" office:value="150">
            <text:p>150</text:p>
          </table:table-cell>
          <table:table-cell table:formula="of:=[.G10]" office:value-type="float" office:value="20.9590588860827">
            <text:p>20,96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.9">
            <text:p>18,9</text:p>
          </table:table-cell>
          <table:table-cell office:value-type="float" office:value="2.7">
            <text:p>2,7</text:p>
          </table:table-cell>
          <table:table-cell table:formula="of:=[.B11]-[.C11]" office:value-type="float" office:value="16.2">
            <text:p>16,2</text:p>
          </table:table-cell>
          <table:table-cell table:formula="of:=[.D11]/[.$D$15]*100" office:value-type="float" office:value="5.38349062873854">
            <text:p>5,38</text:p>
          </table:table-cell>
          <table:table-cell table:formula="of:=[.F10]-[.D11]" office:value-type="float" office:value="46.87">
            <text:p>46,87</text:p>
          </table:table-cell>
          <table:table-cell table:formula="of:=[.F11]/[.$D$15]*100" office:value-type="float" office:value="15.5755682573442">
            <text:p>15,58</text:p>
          </table:table-cell>
          <table:table-cell/>
          <table:table-cell office:value-type="float" office:value="100">
            <text:p>100</text:p>
          </table:table-cell>
          <table:table-cell table:formula="of:=[.G11]" office:value-type="float" office:value="15.5755682573442">
            <text:p>15,58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.2">
            <text:p>8,2</text:p>
          </table:table-cell>
          <table:table-cell office:value-type="float" office:value="2.75">
            <text:p>2,75</text:p>
          </table:table-cell>
          <table:table-cell table:formula="of:=[.B12]-[.C12]" office:value-type="float" office:value="5.45">
            <text:p>5,45</text:p>
          </table:table-cell>
          <table:table-cell table:formula="of:=[.D12]/[.$D$15]*100" office:value-type="float" office:value="1.81111258806327">
            <text:p>1,81</text:p>
          </table:table-cell>
          <table:table-cell table:formula="of:=[.F11]-[.D12]" office:value-type="float" office:value="41.42">
            <text:p>41,42</text:p>
          </table:table-cell>
          <table:table-cell table:formula="of:=[.F12]/[.$D$15]*100" office:value-type="float" office:value="13.7644556692809">
            <text:p>13,76</text:p>
          </table:table-cell>
          <table:table-cell/>
          <table:table-cell office:value-type="float" office:value="80">
            <text:p>80</text:p>
          </table:table-cell>
          <table:table-cell table:formula="of:=[.G12]" office:value-type="float" office:value="13.7644556692809">
            <text:p>13,76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1.3">
            <text:p>11,3</text:p>
          </table:table-cell>
          <table:table-cell office:value-type="float" office:value="2.73">
            <text:p>2,73</text:p>
          </table:table-cell>
          <table:table-cell table:formula="of:=[.B13]-[.C13]" office:value-type="float" office:value="8.57">
            <text:p>8,57</text:p>
          </table:table-cell>
          <table:table-cell table:formula="of:=[.D13]/[.$D$15]*100" office:value-type="float" office:value="2.84793300544995">
            <text:p>2,85</text:p>
          </table:table-cell>
          <table:table-cell table:formula="of:=[.F12]-[.D13]" office:value-type="float" office:value="32.85">
            <text:p>32,85</text:p>
          </table:table-cell>
          <table:table-cell table:formula="of:=[.F13]/[.$D$15]*100" office:value-type="float" office:value="10.9165226638309">
            <text:p>10,92</text:p>
          </table:table-cell>
          <table:table-cell/>
          <table:table-cell office:value-type="float" office:value="63">
            <text:p>63</text:p>
          </table:table-cell>
          <table:table-cell table:formula="of:=[.G13]" office:value-type="float" office:value="10.9165226638309">
            <text:p>10,92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35.6">
            <text:p>35,6</text:p>
          </table:table-cell>
          <table:table-cell office:value-type="float" office:value="2.75">
            <text:p>2,75</text:p>
          </table:table-cell>
          <table:table-cell table:formula="of:=[.B14]-[.C14]" office:value-type="float" office:value="32.85">
            <text:p>32,85</text:p>
          </table:table-cell>
          <table:table-cell table:formula="of:=[.D14]/[.$D$15]*100" office:value-type="float" office:value="10.9165226638309">
            <text:p>10,92</text:p>
          </table:table-cell>
          <table:table-cell table:formula="of:=[.F13]-[.D14]" office:value-type="float" office:value="0">
            <text:p>0</text:p>
          </table:table-cell>
          <table:table-cell table:formula="of:=[.F14]/[.$D$15]*100" office:value-type="float" office:value="0">
            <text:p>0</text:p>
          </table:table-cell>
          <table:table-cell/>
          <table:table-cell table:style-name="Default" office:value-type="string">
            <text:p>-</text:p>
          </table:table-cell>
          <table:table-cell table:style-name="Default" table:formula="of:=[.G14]" office:value-type="float" office:value="0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K35" table:end-x="1.563cm" table:end-y="0.399cm" draw:z-index="0" draw:style-name="gr1" draw:text-style-name="P1" svg:width="23.194cm" svg:height="9.006cm" svg:x="0.95cm" svg:y="0.425cm">
              <draw:object draw:notify-on-update-of-ranges="Sheet1.A3:Sheet1.A14 Sheet1.J1:Sheet1.J2 Sheet1.G3:Sheet1.G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4])" office:value-type="float" office:value="300.92">
            <text:p>300,92</text:p>
          </table:table-cell>
          <table:table-cell table:formula="of:=SUM([.E3:.E14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7" office:value-type="string">
            <text:p>Mix 0-700 Zandobbio-Ticino LEIDI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99.0362887146086">
            <text:p>99,04</text:p>
          </table:table-cell>
          <table:table-cell table:number-columns-repeated="5"/>
        </table:table-row>
        <table:table-row table:style-name="ro1">
          <table:table-cell table:style-name="ce6" office:value-type="float" office:value="600">
            <text:p>600</text:p>
          </table:table-cell>
          <table:table-cell table:style-name="ce6" office:value-type="float" office:value="94.0914528778413">
            <text:p>94,09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1.0647348132394">
            <text:p>81,06</text:p>
          </table:table-cell>
          <table:table-cell table:number-columns-repeated="5"/>
        </table:table-row>
        <table:table-row table:style-name="ro1">
          <table:table-cell table:style-name="ce6" office:value-type="float" office:value="355">
            <text:p>355</text:p>
          </table:table-cell>
          <table:table-cell table:style-name="ce6" office:value-type="float" office:value="49.4250963711286">
            <text:p>49,43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7.3953210155523">
            <text:p>37,4</text:p>
          </table:table-cell>
          <table:table-cell table:number-columns-repeated="5"/>
        </table:table-row>
        <table:table-row table:style-name="ro1">
          <table:table-cell table:style-name="ce6" office:value-type="float" office:value="250">
            <text:p>250</text:p>
          </table:table-cell>
          <table:table-cell table:style-name="ce6" office:value-type="float" office:value="28.9944171208295">
            <text:p>28,99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5.7177987504985">
            <text:p>25,72</text:p>
          </table:table-cell>
          <table:table-cell table:number-columns-repeated="5"/>
        </table:table-row>
        <table:table-row table:style-name="ro1">
          <table:table-cell table:style-name="ce6" office:value-type="float" office:value="150">
            <text:p>150</text:p>
          </table:table-cell>
          <table:table-cell table:style-name="ce6" office:value-type="float" office:value="20.9590588860827">
            <text:p>20,96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.5755682573442">
            <text:p>15,58</text:p>
          </table:table-cell>
          <table:table-cell table:number-columns-repeated="5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6" office:value-type="float" office:value="13.7644556692809">
            <text:p>13,76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.9165226638309">
            <text:p>10,92</text:p>
          </table:table-cell>
          <table:table-cell table:number-columns-repeated="5"/>
        </table:table-row>
        <table:table-row table:style-name="ro1">
          <table:table-cell table:style-name="Default">
            <draw:frame table:end-cell-address="Sheet2.G34" table:end-x="0.076cm" table:end-y="0.383cm" draw:z-index="0" draw:style-name="gr1" draw:text-style-name="P1" svg:width="13.301cm" svg:height="8.993cm" svg:x="0cm" svg:y="0.422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19/02/2015</text:date>, <text:time>17.13.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2M13S</meta:editing-duration>
    <meta:editing-cycles>10</meta:editing-cycles>
    <meta:generator>OpenOffice/4.0.1$Win32 OpenOffice.org_project/401m5$Build-9714</meta:generator>
    <dc:date>2015-02-19T17:13:38.32</dc:date>
    <meta:document-statistic meta:table-count="3" meta:cell-count="15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1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02cm" svg:height="8.994cm" xlink:href="." xlink:type="simple" chart:class="chart:scatter" chart:style-name="ch1">
        <chart:plot-area chart:style-name="ch2" chart:data-source-has-labels="both" svg:x="0.609cm" svg:y="0.85cm" svg:width="11.873cm" svg:height="6.955cm">
          <chartooo:coordinate-region svg:x="1.416cm" svg:y="1.062cm" svg:width="10.694cm" svg:height="6.07cm"/>
          <chart:axis chart:dimension="x" chart:name="primary-x" chart:style-name="ch3" chartooo:axis-type="auto">
            <chart:title svg:x="5.429cm" svg:y="7.985cm" chart:style-name="ch4">
              <text:p>Diametro (µm)</text:p>
            </chart:title>
            <chart:categories table:cell-range-address="local-table.$A$2:.$A$13"/>
            <chart:grid chart:style-name="ch5" chart:class="minor"/>
          </chart:axis>
          <chart:axis chart:dimension="y" chart:name="primary-y" chart:style-name="ch6">
            <chart:title svg:x="0.001cm" svg:y="5.376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</table:table-cell>
              <table:table-cell office:value-type="float" office:value="99.0362887146086">
                <text:p>99.03628871460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4.0914528778413">
                <text:p>94.0914528778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1.0647348132394">
                <text:p>81.0647348132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49.4250963711286">
                <text:p>49.4250963711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7.3953210155523">
                <text:p>37.3953210155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8.9944171208295">
                <text:p>28.9944171208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25.7177987504985">
                <text:p>25.7177987504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20.9590588860827">
                <text:p>20.9590588860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5.5755682573442">
                <text:p>15.5755682573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3.7644556692809">
                <text:p>13.7644556692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10.9165226638309">
                <text:p>10.9165226638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14 Sheet1.J1:Sheet1.J2 Sheet1.G3:Sheet1.G14" chart:data-source-has-labels="row" svg:x="1.501cm" svg:y="0.855cm" svg:width="17.334cm" svg:height="6.964cm">
          <chartooo:coordinate-region svg:x="2.308cm" svg:y="1.067cm" svg:width="16.155cm" svg:height="6.079cm"/>
          <chart:axis chart:dimension="x" chart:name="primary-x" chart:style-name="ch4">
            <chart:title svg:x="9.052cm" svg:y="8cm" chart:style-name="ch5">
              <text:p>Diametro (µ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4" chart:label-cell-address="Sheet1.J1:Sheet1.J2" chart:class="chart:scatter">
            <chart:domain table:cell-range-address="Sheet1.A3:Sheet1.A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  <draw:g>
                  <svg:desc>Sheet1.A3:Sheet1.A14</svg:desc>
                </draw:g>
              </table:table-cell>
              <table:table-cell office:value-type="float" office:value="99.0362887146086">
                <text:p>99.0362887146086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4.0914528778413">
                <text:p>94.0914528778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1.0647348132394">
                <text:p>81.0647348132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49.4250963711286">
                <text:p>49.4250963711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7.3953210155523">
                <text:p>37.3953210155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8.9944171208295">
                <text:p>28.9944171208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25.7177987504985">
                <text:p>25.7177987504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20.9590588860827">
                <text:p>20.9590588860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5.5755682573442">
                <text:p>15.5755682573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3.7644556692809">
                <text:p>13.7644556692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10.9165226638309">
                <text:p>10.9165226638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